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01a7cf" officeooo:paragraph-rsid="0001a7cf"/>
    </style:style>
    <style:style style:name="P4" style:family="paragraph" style:parent-style-name="Text_20_body">
      <style:paragraph-properties fo:text-align="justify" style:justify-single-word="false"/>
      <style:text-properties officeooo:rsid="0001a7cf" officeooo:paragraph-rsid="0001a7cf"/>
    </style:style>
    <style:style style:name="T1" style:family="text">
      <style:text-properties officeooo:rsid="0001a7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Filme "Mad God" 2021</text:p>
      <text:p text:style-name="Standard"/>
      <text:p text:style-name="P2">Dirigido e criado por Phill Tippett, o filme "Mad God" é um longa metragem em stop motion que levou cerca de três décadas para ser finalizado. <text:s/>Sua narrativa, como o próprio criador diz, é sensorial, sem uma linha direta entre começo, meio e fim.</text:p>
      <text:p text:style-name="P2"/>
      <text:p text:style-name="P3">O filme acompanha um personagem conhecido somente como “Assassino” descendo num mundo obscuro dentro de uma cápsula. Esse mundo obscuro, grotesco e monstruoso se mostra imenso no decorrer das cenas. Uma interpretação sobre seria que, na verdade, esse universo é o resultado da ira de um “deus”, já que o filme se inicia com uma passagem Bíblica de “Levíticos”, mostrando em seguida a Torre de Babel.</text:p>
      <text:p text:style-name="P3"/>
      <text:p text:style-name="P4">O filme se aprofunda em temas como decadência, caos e a natureza destrutiva da humanidade. O design de produção é uma obra-prima, com cenários detalhadamente elaborados e criaturas bizarras que remetem a pesadelos vívidos pelo próprio autor da obra.</text:p>
      <text:p text:style-name="Text_20_body">A ausência de uma narrativa linear e diálogos reforça a sensação de surrealismo e desconforto, tornando <text:span text:style-name="Emphasis">Mad God</text:span> uma experiência visual e emocional única. O filme é uma celebração do trabalho artesanal e da mente criativa de Tippett, oferecendo uma reflexão sombria sobre o apocalipse e a condição humana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09:42:32.145000000</meta:creation-date>
    <dc:date>2024-09-05T10:15:17.942000000</dc:date>
    <meta:editing-duration>PT1M23S</meta:editing-duration>
    <meta:editing-cycles>1</meta:editing-cycles>
    <meta:document-statistic meta:table-count="0" meta:image-count="0" meta:object-count="0" meta:page-count="1" meta:paragraph-count="5" meta:word-count="203" meta:character-count="1228" meta:non-whitespace-character-count="1029"/>
    <meta:generator>LibreOffice/24.2.5.2$Windows_X86_64 LibreOffice_project/bffef4ea93e59bebbeaf7f431bb02b1a39ee8a59</meta:generator>
  </office:meta>
</office:document-meta>
</file>